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>
            <text:p>Krav</text:p>
          </table:table-cell>
          <table:table-cell office:value-type="string">
            <text:p>Källa</text:p>
          </table:table-cell>
          <table:table-cell office:value-type="string">
            <text:p>Författare</text:p>
          </table:table-cell>
          <table:table-cell office:value-type="string">
            <text:p>Beroende av</text:p>
          </table:table-cell>
          <table:table-cell office:value-type="string">
            <text:p>Status</text:p>
          </table:table-cell>
          <table:table-cell office:value-type="string">
            <text:p>Baskrav</text:p>
          </table:table-cell>
          <table:table-cell office:value-type="string">
            <text:p>Risk</text:p>
          </table:table-cell>
          <table:table-cell office:value-type="string">
            <text:p>Täckning</text:p>
          </table:table-cell>
          <table:table-cell office:value-type="string">
            <text:p>Kundnytta</text:p>
          </table:table-cell>
          <table:table-cell office:value-type="string">
            <text:p>Prioritet</text:p>
          </table:table-cell>
          <table:table-cell office:value-type="string">
            <text:p>Points</text:p>
          </table:table-cell>
        </table:table-row>
        <table:table-row table:style-name="ro2">
          <table:table-cell table:style-name="ce1" office:value-type="string">
            <text:p>AF1.1 Skapa medlemsprofil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<text:a xlink:href="../AF1.2%20Registrera%20båtplatsen.doc">AF1.2 Registrera båtplatsen</text:a></text:p>
          </table:table-cell>
          <table:table-cell table:number-columns-repeated="10"/>
        </table:table-row>
        <table:table-row table:style-name="ro2">
          <table:table-cell office:value-type="string">
            <text:p>AF1.3 Betala för full medlemsstatus.</text:p>
          </table:table-cell>
          <table:table-cell table:number-columns-repeated="10"/>
        </table:table-row>
        <table:table-row table:style-name="ro2">
          <table:table-cell office:value-type="string">
            <text:p>AF2.1 Registrera medlems betalning.</text:p>
          </table:table-cell>
          <table:table-cell table:number-columns-repeated="10"/>
        </table:table-row>
        <table:table-row table:style-name="ro2">
          <table:table-cell office:value-type="string">
            <text:p>AF2.2 Öppna medlemregister.</text:p>
          </table:table-cell>
          <table:table-cell table:number-columns-repeated="10"/>
        </table:table-row>
        <table:table-row table:style-name="ro2">
          <table:table-cell office:value-type="string">
            <text:p>AF2.1 Registrera medlems betalning.</text:p>
          </table:table-cell>
          <table:table-cell table:number-columns-repeated="10"/>
        </table:table-row>
        <table:table-row table:style-name="ro2">
          <table:table-cell office:value-type="string">
            <text:p>AF2.2 Öppna medlemregister.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2013-12-11</text:date>, <text:time>20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9M23S</meta:editing-duration>
    <meta:editing-cycles>4</meta:editing-cycles>
    <meta:generator>OpenOffice.org/3.4.1$Win32 OpenOffice.org_project/341m1$Build-9593</meta:generator>
    <dc:date>2013-12-11T20:27:12.49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